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24.80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RectangleOptions object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Properties</text:p>
          </table:table-cell>
          <table:table-cell table:style-name="ce4" table:number-columns-repeated="2"/>
        </table:table-row>
        <table:table-row table:style-name="ro4">
          <table:table-cell table:style-name="ce3" office:value-type="string">
            <text:p>Properties </text:p>
          </table:table-cell>
          <table:table-cell table:style-name="ce3" office:value-type="string">
            <text:p>Type </text:p>
          </table:table-cell>
          <table:table-cell table:style-name="ce3" office:value-type="string">
            <text:p>Description</text:p>
          </table:table-cell>
        </table:table-row>
        <table:table-row table:style-name="ro4">
          <table:table-cell office:value-type="string">
            <text:p>bounds </text:p>
          </table:table-cell>
          <table:table-cell office:value-type="string">
            <text:p><text:a xlink:href="../LatLngBounds%20class.ods">LatLngBounds</text:a> </text:p>
          </table:table-cell>
          <table:table-cell office:value-type="string">
            <text:p>The bounds.</text:p>
          </table:table-cell>
        </table:table-row>
        <table:table-row table:style-name="ro2">
          <table:table-cell office:value-type="string">
            <text:p>clickable </text:p>
          </table:table-cell>
          <table:table-cell office:value-type="string">
            <text:p>boolean </text:p>
          </table:table-cell>
          <table:table-cell office:value-type="string">
            <text:p>Indicates whether this Rectangle handles mouse events. Defaults to true.</text:p>
          </table:table-cell>
        </table:table-row>
        <table:table-row table:style-name="ro2">
          <table:table-cell office:value-type="string">
            <text:p>editable </text:p>
          </table:table-cell>
          <table:table-cell office:value-type="string">
            <text:p>boolean </text:p>
          </table:table-cell>
          <table:table-cell office:value-type="string">
            <text:p>If set to true, the user can edit this rectangle by dragging the control points shown at the corners and on each edge. Defaults to false.</text:p>
          </table:table-cell>
        </table:table-row>
        <table:table-row table:style-name="ro2">
          <table:table-cell office:value-type="string">
            <text:p>fillColor </text:p>
          </table:table-cell>
          <table:table-cell office:value-type="string">
            <text:p>string </text:p>
          </table:table-cell>
          <table:table-cell office:value-type="string">
            <text:p>The fill color. All CSS3 colors are supported except for extended named colors.</text:p>
          </table:table-cell>
        </table:table-row>
        <table:table-row table:style-name="ro2">
          <table:table-cell office:value-type="string">
            <text:p>fillOpacity </text:p>
          </table:table-cell>
          <table:table-cell office:value-type="string">
            <text:p>number </text:p>
          </table:table-cell>
          <table:table-cell office:value-type="string">
            <text:p>The fill opacity between 0.0 and 1.0</text:p>
          </table:table-cell>
        </table:table-row>
        <table:table-row table:style-name="ro4">
          <table:table-cell office:value-type="string">
            <text:p>map </text:p>
          </table:table-cell>
          <table:table-cell table:style-name="ce4" office:value-type="string">
            <text:p><text:a xlink:href="../Map%20class.ods">Map</text:a> </text:p>
          </table:table-cell>
          <table:table-cell office:value-type="string">
            <text:p>Map on which to display Rectangle.</text:p>
          </table:table-cell>
        </table:table-row>
        <table:table-row table:style-name="ro2">
          <table:table-cell office:value-type="string">
            <text:p>strokeColor </text:p>
          </table:table-cell>
          <table:table-cell office:value-type="string">
            <text:p>string </text:p>
          </table:table-cell>
          <table:table-cell office:value-type="string">
            <text:p>The stroke color. All CSS3 colors are supported except for extended named colors.</text:p>
          </table:table-cell>
        </table:table-row>
        <table:table-row table:style-name="ro2">
          <table:table-cell office:value-type="string">
            <text:p>strokeOpacity </text:p>
          </table:table-cell>
          <table:table-cell office:value-type="string">
            <text:p>number </text:p>
          </table:table-cell>
          <table:table-cell office:value-type="string">
            <text:p>The stroke opacity between 0.0 and 1.0</text:p>
          </table:table-cell>
        </table:table-row>
        <table:table-row table:style-name="ro2">
          <table:table-cell office:value-type="string">
            <text:p>strokeWeight </text:p>
          </table:table-cell>
          <table:table-cell office:value-type="string">
            <text:p>number </text:p>
          </table:table-cell>
          <table:table-cell office:value-type="string">
            <text:p>The stroke width in pixels.</text:p>
          </table:table-cell>
        </table:table-row>
        <table:table-row table:style-name="ro2">
          <table:table-cell office:value-type="string">
            <text:p>visible </text:p>
          </table:table-cell>
          <table:table-cell office:value-type="string">
            <text:p>boolean </text:p>
          </table:table-cell>
          <table:table-cell office:value-type="string">
            <text:p>Whether this rectangle is visible on the map. Defaults to true.</text:p>
          </table:table-cell>
        </table:table-row>
        <table:table-row table:style-name="ro2">
          <table:table-cell office:value-type="string">
            <text:p>zIndex </text:p>
          </table:table-cell>
          <table:table-cell office:value-type="string">
            <text:p>number </text:p>
          </table:table-cell>
          <table:table-cell office:value-type="string">
            <text:p>The zIndex compared to other polys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29/05/2012</text:date>, <text:time>16:24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29T16:22:28.72</meta:creation-date>
    <dc:date>2012-05-29T16:24:04.89</dc:date>
    <meta:editing-duration>PT1M36S</meta:editing-duration>
    <meta:editing-cycles>1</meta:editing-cycles>
    <meta:document-statistic meta:table-count="3" meta:cell-count="38" meta:object-count="0"/>
    <meta:generator>OpenOffice.org/3.3$Win32 OpenOffice.org_project/330m20$Build-9567</meta:generator>
  </office:meta>
</office:document-meta>
</file>